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ansection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2">
          <table:table-cell table:style-name="ce2" office:value-type="date" office:date-value="2024-01-04" calcext:value-type="date">
            <text:p>01/04/24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Walmart</text:p>
          </table:table-cell>
          <table:table-cell office:value-type="float" office:value="290.96" calcext:value-type="float">
            <text:p>290.96</text:p>
          </table:table-cell>
        </table:table-row>
        <table:table-row table:style-name="ro2">
          <table:table-cell table:style-name="ce2" office:value-type="date" office:date-value="2024-03-04" calcext:value-type="date">
            <text:p>03/04/24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KFC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table:style-name="ce2" office:value-type="date" office:date-value="2024-05-04" calcext:value-type="date">
            <text:p>05/04/24</text:p>
          </table:table-cell>
          <table:table-cell office:value-type="string" calcext:value-type="string">
            <text:p>Check Deposit</text:p>
          </table:table-cell>
          <table:table-cell office:value-type="string" calcext:value-type="string">
            <text:p>Opzo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date" office:date-value="2024-12-04" calcext:value-type="date">
            <text:p>12/04/24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McDonald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2">
          <table:table-cell office:value-type="string" calcext:value-type="string">
            <text:p>15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Md Has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16/04/24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Personal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21/04/24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JK Tool Shop</text:p>
          </table:table-cell>
          <table:table-cell office:value-type="float" office:value="350.89" calcext:value-type="float">
            <text:p>350.89</text:p>
          </table:table-cell>
        </table:table-row>
        <table:table-row table:style-name="ro2">
          <table:table-cell office:value-type="string" calcext:value-type="string">
            <text:p>23/04/24</text:p>
          </table:table-cell>
          <table:table-cell office:value-type="string" calcext:value-type="string">
            <text:p>Check Withdrawal</text:p>
          </table:table-cell>
          <table:table-cell office:value-type="string" calcext:value-type="string">
            <text:p>Megna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string" calcext:value-type="string">
            <text:p>26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Rana Islam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28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Zoro LTD</text:p>
          </table:table-cell>
          <table:table-cell office:value-type="float" office:value="6500.9" calcext:value-type="float">
            <text:p>6500.9</text:p>
          </table:table-cell>
        </table:table-row>
        <table:table-row table:style-name="ro2">
          <table:table-cell office:value-type="string" calcext:value-type="string">
            <text:p>30/04/24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Personal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0:02:06.830893419</meta:creation-date>
    <dc:date>2024-08-20T10:33:56.173734712</dc:date>
    <meta:editing-duration>PT31M48S</meta:editing-duration>
    <meta:editing-cycles>7</meta:editing-cycles>
    <meta:generator>LibreOffice/24.2.5.2$Linux_X86_64 LibreOffice_project/420$Build-2</meta:generator>
    <meta:document-statistic meta:table-count="1" meta:cell-count="48" meta:object-count="0"/>
  </office:meta>
</office:document-meta>
</file>